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essageBox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MessageBox</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msgbox.html" text:style-name="Internet_20_link" text:visited-style-name="Visited_20_Internet_20_Link">link</text:a>)</text:p>

            
                <text:list xml:id="list_MessageBox2" text:continue-numbering="true" text:continue-list="list_MessageBox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essageBox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essageBox4" text:continue-numbering="true" text:continue-list="list_MessageBox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MessageBox5" text:continue-numbering="true" text:continue-list="list_MessageBox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MessageBox6" text:continue-numbering="true" text:continue-list="list_MessageBox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essageBox7" text:continue-numbering="true" text:continue-list="list_MessageBox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MessageBox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MessageBox9" text:continue-numbering="true" text:continue-list="list_MessageBox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essageBox10" text:continue-numbering="true" text:continue-list="list_MessageBox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MessageBox1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MessageBox12" text:continue-numbering="true" text:continue-list="list_MessageBox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essageBox13" text:continue-numbering="true" text:continue-list="list_MessageBox1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MessageBox1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MessageBox15" text:continue-numbering="true" text:continue-list="list_MessageBox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essageBox16" text:continue-numbering="true" text:continue-list="list_MessageBox1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MessageBox1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MessageBox18" text:continue-numbering="true" text:continue-list="list_MessageBox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essageBox19" text:continue-numbering="true" text:continue-list="list_MessageBox1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MessageBox20" text:continue-numbering="true" text:continue-list="list_MessageBox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MessageBox21" text:continue-numbering="true" text:continue-list="list_MessageBox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MessageBox22" text:continue-numbering="true" text:continue-list="list_MessageBox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MessageBox23" text:continue-numbering="true" text:continue-list="list_MessageBox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MessageBox24" text:continue-numbering="true" text:continue-list="list_MessageBox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MessageBox25" text:continue-numbering="true" text:continue-list="list_MessageBox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MessageBox26" text:continue-numbering="true" text:continue-list="list_MessageBox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MessageBox27" text:continue-numbering="true" text:continue-list="list_MessageBox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MessageBox28" text:continue-numbering="true" text:continue-list="list_MessageBox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MessageBox29" text:continue-numbering="true" text:continue-list="list_MessageBox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MessageBox30" text:continue-numbering="true" text:continue-list="list_MessageBox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MessageBox31" text:continue-numbering="true" text:continue-list="list_MessageBox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MessageBox32" text:continue-numbering="true" text:continue-list="list_MessageBox3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MessageBox33" text:continue-numbering="true" text:continue-list="list_MessageBox3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MessageBox34" text:continue-numbering="true" text:continue-list="list_MessageBox3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MessageBox35" text:continue-numbering="true" text:continue-list="list_MessageBox3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MessageBox36" text:continue-numbering="true" text:continue-list="list_MessageBox3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MessageBox37" text:continue-numbering="true" text:continue-list="list_MessageBox3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MessageBox38" text:continue-numbering="true" text:continue-list="list_MessageBox3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MessageBox39" text:continue-numbering="true" text:continue-list="list_MessageBox3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MessageBox40" text:continue-numbering="true" text:continue-list="list_MessageBox3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MessageBox41" text:continue-numbering="true" text:continue-list="list_MessageBox4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MessageBox42" text:continue-numbering="true" text:continue-list="list_MessageBox4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MessageBox4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MessageBox44" text:continue-numbering="true" text:continue-list="list_MessageBox4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MessageBox4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MessageBox46" text:continue-numbering="true" text:continue-list="list_MessageBox4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MessageBox47" text:continue-numbering="true" text:continue-list="list_MessageBox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MessageBox48" text:continue-numbering="true" text:continue-list="list_MessageBox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MessageBox49" text:continue-numbering="true" text:continue-list="list_MessageBox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MessageBox50" text:continue-numbering="true" text:continue-list="list_MessageBox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MessageBox51" text:continue-numbering="true" text:continue-list="list_MessageBox50"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MessageBox52" text:continue-numbering="true" text:continue-list="list_MessageBox5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essageBox53" text:continue-numbering="true" text:continue-list="list_MessageBox5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essageBox5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essageBox55" text:continue-numbering="true" text:continue-list="list_MessageBox5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essageBox56" text:continue-numbering="true" text:continue-list="list_MessageBox5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essageBox57" text:continue-numbering="true" text:continue-list="list_MessageBox5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